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71in"/>
    </style:style>
    <style:style style:name="co3" style:family="table-column">
      <style:table-column-properties fo:break-before="auto" style:column-width="0.2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  <style:text-properties fo:language="en" fo:country="US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table:number-columns-spanned="2" table:number-rows-spanned="1">
            <text:p>I CAN HAS SLEEP ETC.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leeping bag</text:p>
          </table:table-cell>
          <table:table-cell/>
          <table:table-cell table:style-name="ce7" office:value-type="string" table:number-columns-spanned="3" table:number-rows-spanned="3">
            <text:p><text:span text:style-name="T1">USAGE:</text:span> Just put an “OK” or “n/a” in column A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>
            <text:p>Mattress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>
            <text:p>Wash bag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Tooth pa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ooth brus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dom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Shower gel / shampo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andkerchief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edicati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efreshment towels (throwaway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azo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Insect repellent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r plugs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I SHALL NOT COME NAKED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ullov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ants / trous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ck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rts / Undi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rger tow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ght shoes / sandal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ain 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ox for glass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Glasses clea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mbrella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LITTLE THINGS THAT AMUSE ME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Reading materia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P3 play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n analog game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>
            <text:p>That last Doctor Who episod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bacco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harging cabl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obile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ing cabl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aybe SIM card for abroad?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Walle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money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ticket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ealth insuranc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Non-essentials removed?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OD, I HATE CAMPING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Ten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ent pegs?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ishes &amp; eating ir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la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ug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ting irons (spork, knife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enknif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rovision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rinking bott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ubber boo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m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ilet paper and baby wip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rtable ash tray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escue 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loth pe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rash ba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Fire extinguisher if possib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omfy chair, maybe table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IVE ME NERDY THING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Ethernet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ultiple socket plug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wer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SB drive for sneakernet connectio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mething to put laptop on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EVIL DAYSTAR IS EVIL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un glass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 nice ha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un screen (str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 (not the Borat one)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TEH CAMP 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Micro USB cable (r0ketbadge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ECT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st of SSH fingerprints etc.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PS</text:p>
          </table:table-cell>
          <table:table-cell table:number-columns-repeated="1022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85">
            <calcext:condition calcext:apply-style-name="Untitled1" calcext:value="=&quot;&quot;" calcext:base-cell-address="Sheet1.A50"/>
            <calcext:condition calcext:apply-style-name="Untitled2" calcext:value="!=&quot;&quot;" calcext:base-cell-address="Sheet1.A50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6pt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3:01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1T20:10:42</meta:creation-date>
    <dc:date>2013-04-08T13:02:14</dc:date>
    <meta:editing-duration>PT2H40M58S</meta:editing-duration>
    <meta:editing-cycles>47</meta:editing-cycles>
    <meta:generator>LibreOffice/3.6$Linux_X86_64 LibreOffice_project/360m1$Build-2</meta:generator>
    <dc:creator>orange </dc:creator>
    <meta:document-statistic meta:table-count="3" meta:cell-count="86" meta:object-count="0"/>
  </office:meta>
</office:document-meta>
</file>